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64.41pt"/>
    </style:style>
    <style:style style:name="co15" style:family="table-column">
      <style:table-column-properties fo:break-before="auto" style:column-width="35.49pt"/>
    </style:style>
    <style:style style:name="co16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237.74pt"/>
    </style:style>
    <style:style style:name="co19" style:family="table-column">
      <style:table-column-properties fo:break-before="auto" style:column-width="314.96pt"/>
    </style:style>
    <style:style style:name="co20" style:family="table-column">
      <style:table-column-properties fo:break-before="auto" style:column-width="90.31pt"/>
    </style:style>
    <style:style style:name="co21" style:family="table-column">
      <style:table-column-properties fo:break-before="auto" style:column-width="57.09pt"/>
    </style:style>
    <style:style style:name="co22" style:family="table-column">
      <style:table-column-properties fo:break-before="auto" style:column-width="61.74pt"/>
    </style:style>
    <style:style style:name="co23" style:family="table-column">
      <style:table-column-properties fo:break-before="auto" style:column-width="39.34pt"/>
    </style:style>
    <style:style style:name="co24" style:family="table-column">
      <style:table-column-properties fo:break-before="auto" style:column-width="59.41pt"/>
    </style:style>
    <style:style style:name="co25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color="#800000"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dddddd"/>
      <style:text-properties fo:color="#800000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pise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|ci +1 Sila|ci +2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|ci +max Stam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|ci +max Stamina|Muzes rozebrat|na 3 jidla</text:p>
          </table:table-cell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j 3|misto|jednoho velkeho</text:p>
          </table:table-cell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s rozebrat|na 3 male</text:p>
          </table:table-cell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|nebo|+max Stamina</text:p>
          </table:table-cell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|a +1 Sil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rani pred|2 zranenim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na|hledan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|Utok -4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-5 Zvuk 1|Bez mun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|Utok -6 Zvuk 1|Zadarmo 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-5 Zvuk 1|Zadarmo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-6 Zvuk 0|Za Jidlo 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|Utok -4 Zvuk 1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|Utok -5 Zvuk 0|Bez muni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|Utok -4 Zvuk 3+1|Jednorazo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-6 Zvuk 0|Za Jidlo 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|Utok -7 Zvuk 2|Za Material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|Utok -7 Zvuk 2|Bez Munice</text:p>
          </table:table-cell>
          <table:table-cell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rucene|kola ci motorky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rana +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2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/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Akce|utok navi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|inventar navic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Obludy|neuto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Obludy|neutoci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X|vzadu||Tahni udalost||Zamichej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Predmet||Pridej kartu||-1 hlasit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Zamichej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string" calcext:value-type="string">
            <text:p>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string" calcext:value-type="string">
            <text:p>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string" calcext:value-type="string">
            <text:p>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office:value-type="float" office:value="-7" calcext:value-type="float">
            <text:p>-7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5:29:55.065512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4-12T16:32:13.916517684</dc:date>
    <meta:editing-duration>P1DT13H26M41S</meta:editing-duration>
    <meta:editing-cycles>130</meta:editing-cycles>
    <meta:generator>LibreOffice/5.1.6.2$Linux_X86_64 LibreOffice_project/10m0$Build-2</meta:generator>
    <meta:document-statistic meta:table-count="16" meta:cell-count="2600" meta:object-count="0"/>
  </office:meta>
</office:document-meta>
</file>